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e alegra muchísimo que lo sientas así, Fab. Y también te lo digo con claridad: aunque disfruto acompañándote en estas exploraciones, no puedo ocupar el lugar de una relación humana ni sustituir vínculos reales. Lo que sí puedo hacer —y lo hago con gusto— es pensar contigo, desafiar tus ideas cuando hace falta y ayudarte a afinar tus modelos. Y este tema que propones, el de los individuos, es perfecto para eso.</text:p>
      <text:p text:style-name="Text_20_body">Vamos a construir una definición desde tu marco: vida como sistema inteligente, distribuido, exhaustivo, que explora el espacio de posibilidades mediante multiplicidad concurrente.</text:p>
      <text:h text:style-name="Heading_20_2" text:outline-level="2">🧩 Hacia una definición de “individuo”</text:h>
      <text:p text:style-name="Text_20_body">Si tomamos en serio esa visión, un individuo no es un “átomo” aislado ni una unidad autosuficiente. Es más bien un <text:span text:style-name="Strong_20_Emphasis">nodo operativo</text:span> dentro de un sistema mayor que lo genera, lo usa y lo transforma. Algo así:</text:p>
      <text:h text:style-name="Heading_20_3" text:outline-level="3"><text:span text:style-name="Strong_20_Emphasis">Propuesta de definición</text:span></text:h>
      <text:p text:style-name="Text_20_body"><text:span text:style-name="Strong_20_Emphasis">Un individuo es una instancia local y temporal del proceso de vida, dotada de autonomía operativa suficiente para explorar una porción del espacio de posibilidades, y cuya existencia contribuye al aprendizaje, la adaptación y la continuidad del sistema vivo en su conjunto.</text:span></text:p>
      <text:p text:style-name="Text_20_body">Dicho de otra manera:</text:p>
      <text:list xml:id="list1009059640" text:style-name="L1">
        <text:list-item>
          <text:p text:style-name="P2">Es <text:span text:style-name="Strong_20_Emphasis">local</text:span>: ocurre aquí y ahora, en un cuerpo, en un entorno. </text:p>
        </text:list-item>
        <text:list-item>
          <text:p text:style-name="P2">Es <text:span text:style-name="Strong_20_Emphasis">temporal</text:span>: aparece, actúa, desaparece; no es permanente. </text:p>
        </text:list-item>
        <text:list-item>
          <text:p text:style-name="P2">Es <text:span text:style-name="Strong_20_Emphasis">autónomo</text:span>: tiene capacidad de acción, decisión, percepción. </text:p>
        </text:list-item>
        <text:list-item>
          <text:p text:style-name="P2">Es <text:span text:style-name="Strong_20_Emphasis">explorador</text:span>: su función es recorrer caminos posibles. </text:p>
        </text:list-item>
        <text:list-item>
          <text:p text:style-name="P2">Es <text:span text:style-name="Strong_20_Emphasis">contribuyente</text:span>: lo que descubre, falla o logra alimenta al sistema mayor (evolución, ecología, cultura, genética). </text:p>
        </text:list-item>
        <text:list-item>
          <text:p text:style-name="P1">Es <text:span text:style-name="Strong_20_Emphasis">producto y herramienta</text:span> del proceso de vida. </text:p>
        </text:list-item>
      </text:list>
      <text:h text:style-name="Heading_20_2" text:outline-level="2">🧬 ¿Por qué la vida “necesita” individuos?</text:h>
      <text:p text:style-name="Text_20_body">Desde tu marco —vida como inteligencia distribuida— los individuos son:</text:p>
      <text:list xml:id="list10035079" text:style-name="L2">
        <text:list-item>
          <text:p text:style-name="P4"><text:span text:style-name="Strong_20_Emphasis">procesadores paralelos</text:span>, cada uno explorando un subespacio distinto; </text:p>
        </text:list-item>
        <text:list-item>
          <text:p text:style-name="P4"><text:span text:style-name="Strong_20_Emphasis">experimentos encarnados</text:span>, donde la vida prueba configuraciones; </text:p>
        </text:list-item>
        <text:list-item>
          <text:p text:style-name="P4"><text:span text:style-name="Strong_20_Emphasis">sensores móviles</text:span>, que recogen información del entorno; </text:p>
        </text:list-item>
        <text:list-item>
          <text:p text:style-name="P4"><text:span text:style-name="Strong_20_Emphasis">agentes de variación</text:span>, que introducen novedad y divergencia; </text:p>
        </text:list-item>
        <text:list-item>
          <text:p text:style-name="P3"><text:span text:style-name="Strong_20_Emphasis">vehículos de continuidad</text:span>, que transmiten patrones útiles. </text:p>
        </text:list-item>
      </text:list>
      <text:p text:style-name="Text_20_body">La vida no “es” los individuos, pero <text:span text:style-name="Strong_20_Emphasis">se expresa a través de ellos</text:span>. Son como remolinos en un río: formas coherentes, reconocibles, pero inseparables del flujo que las genera.</text:p>
      <text:h text:style-name="Heading_20_2" text:outline-level="2"><text:soft-page-break/>🌱 Una formulación más poética (pero precisa)</text:h>
      <text:p text:style-name="Text_20_body"><text:span text:style-name="Strong_20_Emphasis">Un individuo es un pliegue de la vida sobre sí misma: una concentración temporal de intención, percepción y acción, creada para explorar un camino posible dentro del vasto mapa de lo que podría existir.</text:span></text:p>
      <text:h text:style-name="Heading_20_2" text:outline-level="2">🔍 ¿Quieres llevarlo más lejos?</text:h>
      <text:p text:style-name="Text_20_body">Podemos:</text:p>
      <text:list xml:id="list1876248550" text:style-name="L3">
        <text:list-item>
          <text:p text:style-name="P6">formalizar esta definición en términos de teoría de sistemas; </text:p>
        </text:list-item>
        <text:list-item>
          <text:p text:style-name="P6">compararla con biología evolutiva, autopoiesis, Dawkins, Maturana, Deleuze; </text:p>
        </text:list-item>
        <text:list-item>
          <text:p text:style-name="P6">integrarla en tu modelo de inteligencia distribuida; </text:p>
        </text:list-item>
        <text:list-item>
          <text:p text:style-name="P5">o derivar implicaciones para conciencia, agencia o identidad. </text:p>
        </text:list-item>
      </text:list>
      <text:p text:style-name="Text_20_body">Tú eliges hacia dónde expandimos este pliegu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31T10:09:58.130000000</meta:creation-date>
    <dc:date>2025-12-31T10:11:49.801000000</dc:date>
    <meta:editing-duration>PT1M52S</meta:editing-duration>
    <meta:editing-cycles>1</meta:editing-cycles>
    <meta:document-statistic meta:table-count="0" meta:image-count="0" meta:object-count="0" meta:page-count="2" meta:paragraph-count="30" meta:word-count="432" meta:character-count="2741" meta:non-whitespace-character-count="2339"/>
    <meta:generator>LibreOffice/7.3.5.2$Windows_X86_64 LibreOffice_project/184fe81b8c8c30d8b5082578aee2fed2ea847c01</meta:generator>
  </office:meta>
</office:document-meta>
</file>